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1.2146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1.3008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0.7429in"/>
    </style:style>
    <style:style style:name="co33" style:family="table-column">
      <style:table-column-properties fo:break-before="auto" style:column-width="1.7618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">
          <table:table-cell office:value-type="string">
            <text:p>Client</text:p>
          </table:table-cell>
          <table:table-cell office:value-type="string">
            <text:p>Company Code</text:p>
          </table:table-cell>
          <table:table-cell office:value-type="string">
            <text:p>Sales Organization Code</text:p>
          </table:table-cell>
          <table:table-cell office:value-type="string">
            <text:p>Distribution Channel Code</text:p>
          </table:table-cell>
          <table:table-cell office:value-type="string">
            <text:p>Divison Code</text:p>
          </table:table-cell>
          <table:table-cell office:value-type="string">
            <text:p>Customer Account Group</text:p>
          </table:table-cell>
          <table:table-cell office:value-type="string">
            <text:p>Customer Name1</text:p>
          </table:table-cell>
          <table:table-cell office:value-type="string">
            <text:p>Customer Name2</text:p>
          </table:table-cell>
          <table:table-cell office:value-type="string">
            <text:p>Search Entry</text:p>
          </table:table-cell>
          <table:table-cell office:value-type="string">
            <text:p>Created on</text:p>
          </table:table-cell>
          <table:table-cell office:value-type="string">
            <text:p>Created by</text:p>
          </table:table-cell>
          <table:table-cell office:value-type="string">
            <text:p>Street/Door No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City</text:p>
          </table:table-cell>
          <table:table-cell office:value-type="string">
            <text:p>Country Code</text:p>
          </table:table-cell>
          <table:table-cell office:value-type="string">
            <text:p>Country Name</text:p>
          </table:table-cell>
          <table:table-cell office:value-type="string">
            <text:p>State/Region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ostal Code</text:p>
          </table:table-cell>
          <table:table-cell office:value-type="string">
            <text:p>Language</text:p>
          </table:table-cell>
          <table:table-cell office:value-type="string">
            <text:p>Currency</text:p>
          </table:table-cell>
          <table:table-cell office:value-type="string">
            <text:p>Tax category</text:p>
          </table:table-cell>
          <table:table-cell office:value-type="string">
            <text:p>Tax classification</text:p>
          </table:table-cell>
          <table:table-cell office:value-type="string">
            <text:p>Tax Number1</text:p>
          </table:table-cell>
          <table:table-cell office:value-type="string">
            <text:p>Tax Number2</text:p>
          </table:table-cell>
          <table:table-cell office:value-type="string">
            <text:p>Sort key</text:p>
          </table:table-cell>
          <table:table-cell office:value-type="string">
            <text:p>Reconciliation acct</text:p>
          </table:table-cell>
          <table:table-cell office:value-type="string">
            <text:p>Credit Control Area</text:p>
          </table:table-cell>
          <table:table-cell office:value-type="string">
            <text:p>Credit limit</text:p>
          </table:table-cell>
          <table:table-cell office:value-type="string">
            <text:p>Shipping Conditions</text:p>
          </table:table-cell>
          <table:table-cell office:value-type="string">
            <text:p>AcctAssgGr</text:p>
          </table:table-cell>
          <table:table-cell office:value-type="string">
            <text:p>Terms of Payment</text:p>
          </table:table-cell>
          <table:table-cell office:value-type="string">
            <text:p>Customer Statistics Group</text:p>
          </table:table-cell>
          <table:table-cell office:value-type="string">
            <text:p>Cust.pric.procedure</text:p>
          </table:table-cell>
          <table:table-cell office:value-type="string">
            <text:p>Customer group</text:p>
          </table:table-cell>
          <table:table-cell office:value-type="string">
            <text:p>Price group</text:p>
          </table:table-cell>
          <table:table-cell office:value-type="string">
            <text:p>Price List</text:p>
          </table:table-cell>
          <table:table-cell office:value-type="string">
            <text:p>Order probability</text:p>
          </table:table-cell>
          <table:table-cell office:value-type="string">
            <text:p>Incoterms</text:p>
          </table:table-cell>
          <table:table-cell office:value-type="string">
            <text:p>Reference Customer Code</text:p>
          </table:table-cell>
          <table:table-cell office:value-type="string">
            <text:p>Contact Person</text:p>
          </table:table-cell>
          <table:table-cell office:value-type="string">
            <text:p>Contact Email</text:p>
          </table:table-cell>
          <table:table-cell office:value-type="string">
            <text:p>Contact Phone</text:p>
          </table:table-cell>
        </table:table-row>
        <table:table-row table:style-name="ro2">
          <table:table-cell office:value-type="string">
            <text:p><text:a xlink:href="python://for%20each=%22line%20in%20get_active_list()%22" xlink:type="simple">get_active_list</text:a></text:p>
          </table:table-cell>
          <table:table-cell table:number-columns-repeated="4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<text:a xlink:href="python://line.company_id.company_code" xlink:type="simple">company_code</text:a></text:p>
          </table:table-cell>
          <table:table-cell office:value-type="string">
            <text:p><text:a xlink:href="python://line.sales_organization_code_id.name" xlink:type="simple">sales_organization_code_id</text:a></text:p>
          </table:table-cell>
          <table:table-cell office:value-type="string">
            <text:p><text:a xlink:href="python://line.distribution_channel.code" xlink:type="simple">distribution_channel</text:a></text:p>
          </table:table-cell>
          <table:table-cell office:value-type="string">
            <text:p><text:a xlink:href="python://line.division_code_id.name" xlink:type="simple">division_code_id</text:a></text:p>
          </table:table-cell>
          <table:table-cell office:value-type="string">
            <text:p><text:a xlink:href="python://line.customer_account_group_id.code" xlink:type="simple">customer_account_group_id</text:a></text:p>
          </table:table-cell>
          <table:table-cell office:value-type="string">
            <text:p><text:a xlink:href="python://line.name" xlink:type="simple">name</text:a></text:p>
          </table:table-cell>
          <table:table-cell office:value-type="string">
            <text:p><text:a xlink:href="python://line.last_name" xlink:type="simple">last_name</text:a></text:p>
          </table:table-cell>
          <table:table-cell/>
          <table:table-cell office:value-type="string">
            <text:p><text:a xlink:href="python://get_date(line.create_date[:10])" xlink:type="simple">create on</text:a></text:p>
          </table:table-cell>
          <table:table-cell office:value-type="string">
            <text:p>VVTIUSER</text:p>
          </table:table-cell>
          <table:table-cell office:value-type="string">
            <text:p><text:a xlink:href="python://line.street" xlink:type="simple">street</text:a></text:p>
          </table:table-cell>
          <table:table-cell office:value-type="string">
            <text:p><text:a xlink:href="python://line.street2" xlink:type="simple">street2</text:a></text:p>
          </table:table-cell>
          <table:table-cell/>
          <table:table-cell office:value-type="string">
            <text:p><text:a xlink:href="python://line.city" xlink:type="simple">city</text:a></text:p>
          </table:table-cell>
          <table:table-cell office:value-type="string">
            <text:p><text:a xlink:href="python://line.country_id.code" xlink:type="simple">code</text:a></text:p>
          </table:table-cell>
          <table:table-cell office:value-type="string">
            <text:p><text:a xlink:href="python://line.country_id.name" xlink:type="simple">name</text:a></text:p>
          </table:table-cell>
          <table:table-cell office:value-type="string">
            <text:p><text:a xlink:href="python://line.state_id.name" xlink:type="simple">state_id</text:a></text:p>
          </table:table-cell>
          <table:table-cell office:value-type="string">
            <text:p><text:a xlink:href="python://line.email" xlink:type="simple">email</text:a></text:p>
          </table:table-cell>
          <table:table-cell office:value-type="string">
            <text:p><text:a xlink:href="python://line.phone" xlink:type="simple">phone</text:a></text:p>
          </table:table-cell>
          <table:table-cell office:value-type="string">
            <text:p><text:a xlink:href="python://line.zip" xlink:type="simple">zip</text:a></text:p>
          </table:table-cell>
          <table:table-cell office:value-type="string">
            <text:p><text:a xlink:href="python://line.language_id.name" xlink:type="simple">lang</text:a></text:p>
          </table:table-cell>
          <table:table-cell office:value-type="string">
            <text:p><text:a xlink:href="python://line.currency_id.name" xlink:type="simple">Currency</text:a></text:p>
          </table:table-cell>
          <table:table-cell office:value-type="string">
            <text:p><text:a xlink:href="python://line.tax_category_id.code" xlink:type="simple">Tax Category</text:a></text:p>
          </table:table-cell>
          <table:table-cell office:value-type="string">
            <text:p><text:a xlink:href="python://line.tax_classification_id.code" xlink:type="simple">tax_classification</text:a></text:p>
          </table:table-cell>
          <table:table-cell office:value-type="string">
            <text:p><text:a xlink:href="python://line.tax_number_1_id.code" xlink:type="simple">tax_number_1</text:a></text:p>
          </table:table-cell>
          <table:table-cell office:value-type="string">
            <text:p><text:a xlink:href="python://line.tax_number_2_id.code" xlink:type="simple">tax_number_2</text:a></text:p>
          </table:table-cell>
          <table:table-cell office:value-type="string">
            <text:p><text:a xlink:href="python://line.sort_key_id.code" xlink:type="simple">Sort Key</text:a></text:p>
          </table:table-cell>
          <table:table-cell office:value-type="string">
            <text:p><text:a xlink:href="python://line.reconciliation_acct_id.code" xlink:type="simple">reconciliation_acct</text:a></text:p>
          </table:table-cell>
          <table:table-cell office:value-type="string">
            <text:p><text:a xlink:href="python://line.credit_control_area_id.code" xlink:type="simple">credit_control_area</text:a></text:p>
          </table:table-cell>
          <table:table-cell office:value-type="string">
            <text:p><text:a xlink:href="python://line.credit_limit_used" xlink:type="simple">credit_limit_used</text:a></text:p>
          </table:table-cell>
          <table:table-cell office:value-type="string">
            <text:p><text:a xlink:href="python://line.shipping_conditions_id.name" xlink:type="simple">shipping_conditions</text:a></text:p>
          </table:table-cell>
          <table:table-cell office:value-type="string">
            <text:p><text:a xlink:href="python://line.account_assign_group_id.name" xlink:type="simple">account_assign_group</text:a></text:p>
          </table:table-cell>
          <table:table-cell office:value-type="string">
            <text:p><text:a xlink:href="python://line.property_payment_term.code" xlink:type="simple">property_payment_term</text:a></text:p>
          </table:table-cell>
          <table:table-cell office:value-type="string">
            <text:p><text:a xlink:href="python://line.customer_statistics_group_id.name" xlink:type="simple">customer_statistics_group</text:a></text:p>
          </table:table-cell>
          <table:table-cell office:value-type="string">
            <text:p><text:a xlink:href="python://line.cust_pric_procedure_id.code" xlink:type="simple">cust_pric_procedure</text:a></text:p>
          </table:table-cell>
          <table:table-cell office:value-type="string">
            <text:p><text:a xlink:href="python://line.customer_group_id.code" xlink:type="simple">customer_group</text:a></text:p>
          </table:table-cell>
          <table:table-cell office:value-type="string">
            <text:p><text:a xlink:href="python://line.price_group_id.code" xlink:type="simple">price_group</text:a></text:p>
          </table:table-cell>
          <table:table-cell office:value-type="string">
            <text:p>VV</text:p>
          </table:table-cell>
          <table:table-cell office:value-type="string">
            <text:p><text:a xlink:href="python://line.order_probability_id.name" xlink:type="simple">order_probability</text:a></text:p>
          </table:table-cell>
          <table:table-cell office:value-type="string">
            <text:p><text:a xlink:href="python://line.inco_terms_id.code" xlink:type="simple">inco_terms_id</text:a></text:p>
          </table:table-cell>
          <table:table-cell office:value-type="string">
            <text:p><text:a xlink:href="python://line.customer_code" xlink:type="simple">customer_code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44"/>
        </table:table-row>
        <table:table-row table:style-name="ro3" table:number-rows-repeated="1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4T17:12:12</dc:date>
    <dc:creator>phung11764 </dc:creator>
    <meta:editing-duration>PT2H21M52S</meta:editing-duration>
    <meta:editing-cycles>92</meta:editing-cycles>
    <meta:document-statistic meta:table-count="1" meta:cell-count="87" meta:object-count="0"/>
  </office:meta>
</office:document-meta>
</file>